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draw:fill="none" draw:auto-grow-width="true" fo:min-height="0.459cm" fo:padding-top="0cm" fo:padding-bottom="0cm" fo:padding-left="0cm" fo:padding-right="0cm"/>
    </style:style>
    <style:style style:name="gr5" style:family="graphic" style:parent-style-name="standard">
      <style:graphic-properties svg:stroke-width="0.02cm" draw:marker-start-width="0.33cm" draw:marker-end="Line_20_Arrow" draw:marker-end-width="0.18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Fine_20_Dashed_20__28_var_29_" svg:stroke-width="0.02cm" draw:marker-start-width="0.33cm" draw:marker-end="Line_20_Arrow" draw:marker-end-width="0.18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draw:marker-start-width="0.33cm" draw:marker-end="Line_20_Arrow" draw:marker-end-width="0.15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draw:marker-start="Arrowheads_20_1" draw:marker-start-width="0.38cm" draw:marker-end-width="0.28cm" draw:textarea-horizontal-align="center" draw:textarea-vertical-align="bottom" fo:padding-top="0.15cm" fo:padding-bottom="0.15cm" fo:padding-left="0.275cm" fo:padding-right="0.275cm"/>
    </style:style>
    <style:style style:name="gr10" style:family="graphic" style:parent-style-name="standard">
      <style:graphic-properties svg:stroke-width="0.02cm" draw:marker-start="Dimension_20_Lines" draw:marker-start-width="0.33cm" draw:marker-end="Line_20_Arrow" draw:marker-end-width="0.18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5cm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draw:fill="none" draw:auto-grow-width="true" fo:min-height="0.93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auto-grow-width="true" fo:min-height="0.504cm" fo:min-width="0.1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Helvetica" style:font-family-generic="swiss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id="id5" draw:layer="layout" svg:width="2.911cm" svg:height="0.754cm" svg:x="13.941cm" svg:y="7.06cm">
              <text:p text:style-name="P1"><text:span text:style-name="T1">C2_SW_Prox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13" draw:layer="layout" svg:width="2.911cm" svg:height="0.754cm" svg:x="16.96cm" svg:y="10.575cm">
              <text:p text:style-name="P1"><text:span text:style-name="T1">C3_SW_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1" draw:layer="layout" svg:width="3.817cm" svg:height="0.754cm" svg:x="20.276cm" svg:y="7.075cm">
              <draw:glue-point draw:id="4" svg:x="-2.391cm" svg:y="5.039cm"/>
              <draw:glue-point draw:id="5" svg:x="2.512cm" svg:y="5.198cm"/>
              <text:p text:style-name="P1"><text:span text:style-name="T1">Component_Mana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7" draw:layer="layout" svg:width="2.343cm" svg:height="0.754cm" svg:x="24.397cm" svg:y="7.075cm">
              <text:p text:style-name="P1"><text:span text:style-name="T1">NoC_Wrapp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16" draw:layer="layout" svg:width="1.205cm" svg:height="0.754cm" svg:x="15.834cm" svg:y="11.775cm">
              <text:p text:style-name="P1"><text:span text:style-name="T1">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3" draw:layer="layout" svg:width="1.205cm" svg:height="0.754cm" svg:x="12.435cm" svg:y="7.075cm">
              <text:p text:style-name="P1"><text:span text:style-name="T1">C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id="id2" draw:layer="layout" svg:width="0.304cm" svg:height="9.041cm" svg:x="21.114cm" svg:y="8.754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draw:glue-point draw:id="9" svg:x="5.164cm" svg:y="-4.177cm"/>
              <draw:glue-point draw:id="10" svg:x="4.572cm" svg:y="-1.675cm"/>
              <draw:glue-point draw:id="11" svg:x="4.638cm" svg:y="-4.714cm"/>
              <draw:glue-point draw:id="12" svg:x="4.572cm" svg:y="-3.939cm"/>
              <draw:glue-point draw:id="13" svg:x="4.638cm" svg:y="-3.375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1.272cm" svg:y1="7.829cm" svg:x2="21.266cm" svg:y2="8.754cm" draw:start-shape="id1" draw:start-glue-point="4" draw:end-shape="id2" draw:end-glue-point="0" svg:d="m21272 7829v470h-6v455">
              <text:p/>
            </draw:connector>
            <draw:custom-shape draw:style-name="gr2" draw:text-style-name="P1" draw:id="id4" draw:layer="layout" svg:width="0.304cm" svg:height="10.404cm" svg:x="12.885cm" svg:y="8.208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4.539cm" svg:y="-3.876cm"/>
              <draw:glue-point draw:id="9" svg:x="4.078cm" svg:y="-4.699cm"/>
              <draw:glue-point draw:id="10" svg:x="4.539cm" svg:y="4.52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13.037cm" svg:y1="7.829cm" svg:x2="13.037cm" svg:y2="8.208cm" draw:start-shape="id3" draw:start-glue-point="2" draw:end-shape="id4" draw:end-glue-point="0" svg:d="m13037 7829v379">
              <text:p/>
            </draw:connector>
            <draw:custom-shape draw:style-name="gr2" draw:text-style-name="P1" draw:id="id6" draw:layer="layout" svg:width="0.304cm" svg:height="9.574cm" svg:x="15.244cm" svg:y="8.534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5.098cm" svg:y="-4.153cm"/>
              <draw:glue-point draw:id="9" svg:x="4.44cm" svg:y="-4.763cm"/>
              <draw:glue-point draw:id="10" svg:x="4.868cm" svg:y="4.659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15.396cm" svg:y1="7.814cm" svg:x2="15.396cm" svg:y2="8.534cm" draw:start-shape="id5" draw:start-glue-point="2" draw:end-shape="id6" draw:end-glue-point="0" svg:d="m15396 7814v720">
              <text:p/>
            </draw:connector>
            <draw:custom-shape draw:style-name="gr2" draw:text-style-name="P1" draw:id="id8" draw:layer="layout" svg:width="0.304cm" svg:height="0.425cm" svg:x="25.416cm" svg:y="9.018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5.568cm" svg:y1="7.829cm" svg:x2="25.568cm" svg:y2="9.018cm" draw:start-shape="id7" draw:start-glue-point="2" draw:end-shape="id8" draw:end-glue-point="0" svg:d="m25568 7829v1189">
              <text:p/>
            </draw:connector>
            <draw:connector draw:style-name="gr3" draw:text-style-name="P1" draw:layer="layout" svg:x1="25.568cm" svg:y1="9.443cm" svg:x2="25.568cm" svg:y2="9.695cm" draw:start-shape="id8" draw:start-glue-point="2" draw:end-shape="id9" draw:end-glue-point="0" svg:d="m25568 9443v252">
              <text:p/>
            </draw:connector>
            <draw:custom-shape draw:style-name="gr2" draw:text-style-name="P1" draw:id="id9" draw:layer="layout" svg:width="0.304cm" svg:height="0.425cm" svg:x="25.416cm" svg:y="9.695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5.568cm" svg:y1="10.12cm" svg:x2="25.568cm" svg:y2="11.489cm" draw:start-shape="id9" draw:start-glue-point="2" draw:end-shape="id10" draw:end-glue-point="0" svg:d="m25568 10120v1369">
              <text:p/>
            </draw:connector>
            <draw:frame draw:style-name="gr4" draw:text-style-name="P3" draw:layer="layout" svg:width="1.065cm" svg:height="0.459cm" svg:x="13.601cm" svg:y="8.109cm">
              <draw:text-box>
                <text:p text:style-name="P1"><text:span text:style-name="T2">op0(arg)</text:span></text:p>
              </draw:text-box>
            </draw:frame>
            <draw:custom-shape draw:style-name="gr2" draw:text-style-name="P1" draw:id="id11" draw:layer="layout" svg:width="0.304cm" svg:height="3.954cm" svg:x="22.996cm" svg:y="11.113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draw:glue-point draw:id="9" svg:x="5.164cm" svg:y="-4.177cm"/>
              <draw:glue-point draw:id="10" svg:x="4.572cm" svg:y="-1.675cm"/>
              <draw:glue-point draw:id="11" svg:x="4.473cm" svg:y="-4.018cm"/>
              <draw:glue-point draw:id="12" svg:x="4.868cm" svg:y="-2.443cm"/>
              <draw:glue-point draw:id="13" svg:x="4.868cm" svg:y="-1.135cm"/>
              <draw:glue-point draw:id="14" svg:x="5.23cm" svg:y="0.381cm"/>
              <draw:glue-point draw:id="15" svg:x="-5.328cm" svg:y="-1.909cm"/>
              <draw:glue-point draw:id="16" svg:x="-5.328cm" svg:y="0.887cm"/>
              <draw:glue-point draw:id="17" svg:x="-0.263cm" svg:y="-1.665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3.142cm" svg:y1="7.829cm" svg:x2="23.148cm" svg:y2="11.113cm" draw:start-shape="id1" draw:start-glue-point="5" draw:end-shape="id11" draw:end-glue-point="0" svg:d="m23142 7829v1650h6v1634">
              <text:p/>
            </draw:connector>
            <draw:connector draw:style-name="gr3" draw:text-style-name="P1" draw:layer="layout" svg:x1="25.568cm" svg:y1="12.121cm" svg:x2="25.568cm" svg:y2="12.644cm" draw:start-shape="id10" draw:start-glue-point="2" draw:end-shape="id12" draw:end-glue-point="0" svg:d="m25568 12121v523">
              <text:p/>
            </draw:connector>
            <draw:custom-shape draw:style-name="gr2" draw:text-style-name="P1" draw:id="id12" draw:layer="layout" svg:width="0.304cm" svg:height="0.605cm" svg:x="25.416cm" svg:y="12.644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id="id10" draw:layer="layout" svg:width="0.304cm" svg:height="0.632cm" svg:x="25.416cm" svg:y="11.489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id="id14" draw:layer="layout" svg:width="0.304cm" svg:height="0.425cm" svg:x="18.263cm" svg:y="12.29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18.415cm" svg:y1="11.329cm" svg:x2="18.415cm" svg:y2="12.29cm" draw:start-shape="id13" draw:start-glue-point="2" draw:end-shape="id14" draw:end-glue-point="0" svg:d="m18415 11329v961">
              <text:p/>
            </draw:connector>
            <draw:custom-shape draw:style-name="gr2" draw:text-style-name="P1" draw:id="id15" draw:layer="layout" svg:width="0.304cm" svg:height="1.601cm" svg:x="18.263cm" svg:y="13.406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draw:glue-point draw:id="9" svg:x="-5.065cm" svg:y="-2.7cm"/>
              <draw:glue-point draw:id="10" svg:x="-4.309cm" svg:y="1.911cm"/>
              <draw:glue-point draw:id="11" svg:x="5.131cm" svg:y="2.69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18.415cm" svg:y1="15.007cm" svg:x2="18.415cm" svg:y2="18.598cm" draw:start-shape="id15" draw:start-glue-point="2" svg:d="m18415 15007v3591">
              <text:p/>
            </draw:connector>
            <draw:custom-shape draw:style-name="gr2" draw:text-style-name="P1" draw:id="id17" draw:layer="layout" svg:width="0.304cm" svg:height="0.764cm" svg:x="16.284cm" svg:y="13.79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16.436cm" svg:y1="12.529cm" svg:x2="16.436cm" svg:y2="13.79cm" draw:start-shape="id16" draw:start-glue-point="2" draw:end-shape="id17" draw:end-glue-point="0" svg:d="m16436 12529v1261">
              <text:p/>
            </draw:connector>
            <draw:connector draw:style-name="gr3" draw:text-style-name="P1" draw:layer="layout" svg:x1="18.415cm" svg:y1="12.715cm" svg:x2="18.415cm" svg:y2="13.406cm" draw:start-shape="id14" draw:start-glue-point="2" draw:end-shape="id15" draw:end-glue-point="0" svg:d="m18415 12715v691">
              <text:p/>
            </draw:connector>
            <draw:connector draw:style-name="gr3" draw:text-style-name="P1" draw:layer="layout" svg:x1="25.568cm" svg:y1="13.249cm" svg:x2="25.568cm" svg:y2="14.645cm" draw:start-shape="id12" draw:start-glue-point="2" draw:end-shape="id18" draw:end-glue-point="0" svg:d="m25568 13249v1396">
              <text:p/>
            </draw:connector>
            <draw:custom-shape draw:style-name="gr2" draw:text-style-name="P1" draw:id="id18" draw:layer="layout" svg:width="0.304cm" svg:height="0.425cm" svg:x="25.416cm" svg:y="14.645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id="id20" draw:layer="layout" svg:width="0.304cm" svg:height="1.088cm" svg:x="22.996cm" svg:y="16.357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draw:glue-point draw:id="9" svg:x="5.164cm" svg:y="-4.177cm"/>
              <draw:glue-point draw:id="10" svg:x="4.572cm" svg:y="-1.675cm"/>
              <draw:glue-point draw:id="11" svg:x="4.934cm" svg:y="-1.755cm"/>
              <draw:glue-point draw:id="12" svg:x="5.328cm" svg:y="2.012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5.568cm" svg:y1="17.115cm" svg:x2="25.568cm" svg:y2="18.601cm" draw:start-shape="id19" draw:start-glue-point="2" svg:d="m25568 17115v1486">
              <text:p/>
            </draw:connector>
            <draw:custom-shape draw:style-name="gr2" draw:text-style-name="P1" draw:id="id19" draw:layer="layout" svg:width="0.304cm" svg:height="0.425cm" svg:x="25.416cm" svg:y="16.69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5.568cm" svg:y1="15.07cm" svg:x2="25.568cm" svg:y2="16.69cm" draw:start-shape="id18" draw:start-glue-point="2" draw:end-shape="id19" draw:end-glue-point="0" svg:d="m25568 15070v1620">
              <text:p/>
            </draw:connector>
            <draw:connector draw:style-name="gr3" draw:text-style-name="P1" draw:layer="layout" svg:x1="23.148cm" svg:y1="15.067cm" svg:x2="23.148cm" svg:y2="16.357cm" draw:start-shape="id11" draw:start-glue-point="2" draw:end-shape="id20" draw:end-glue-point="0" svg:d="m23148 15067v1290">
              <text:p/>
            </draw:connector>
            <draw:connector draw:style-name="gr3" draw:text-style-name="P1" draw:layer="layout" svg:x1="23.148cm" svg:y1="17.445cm" svg:x2="23.148cm" svg:y2="18.6cm" draw:start-shape="id20" draw:start-glue-point="2" svg:d="m23148 17445v1155">
              <text:p/>
            </draw:connector>
            <draw:custom-shape draw:style-name="gr2" draw:text-style-name="P1" draw:id="id21" draw:layer="layout" svg:width="0.304cm" svg:height="6.769cm" svg:x="21.256cm" svg:y="10.69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draw:glue-point draw:id="9" svg:x="5.164cm" svg:y="-4.177cm"/>
              <draw:glue-point draw:id="10" svg:x="4.572cm" svg:y="-1.675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15.396cm" svg:y1="18.108cm" svg:x2="15.396cm" svg:y2="18.596cm" draw:start-shape="id6" draw:start-glue-point="2" svg:d="m15396 18108v488">
              <text:p/>
            </draw:connector>
            <draw:connector draw:style-name="gr3" draw:text-style-name="P1" draw:layer="layout" svg:x1="16.436cm" svg:y1="14.554cm" svg:x2="16.436cm" svg:y2="18.597cm" draw:start-shape="id17" draw:start-glue-point="2" svg:d="m16436 14554v4043">
              <text:p/>
            </draw:connector>
            <draw:connector draw:style-name="gr3" draw:text-style-name="P1" draw:layer="layout" svg:x1="21.266cm" svg:y1="17.795cm" svg:x2="21.266cm" svg:y2="18.6cm" draw:start-shape="id2" draw:start-glue-point="2" svg:d="m21266 17795v805">
              <text:p/>
            </draw:connector>
            <draw:connector draw:style-name="gr5" draw:text-style-name="P1" draw:layer="layout" draw:type="line" svg:x1="13.16cm" svg:y1="8.522cm" svg:x2="15.244cm" svg:y2="8.534cm" draw:start-shape="id4" draw:start-glue-point="9" draw:end-shape="id6" draw:end-glue-point="5" svg:d="m13160 8522 2084 12">
              <text:p/>
            </draw:connector>
            <draw:connector draw:style-name="gr5" draw:text-style-name="P1" draw:layer="layout" draw:type="line" svg:x1="15.53cm" svg:y1="8.761cm" svg:x2="21.114cm" svg:y2="8.754cm" draw:start-shape="id6" draw:start-glue-point="9" draw:end-shape="id2" draw:end-glue-point="5" svg:d="m15530 8761 5584-7">
              <text:p/>
            </draw:connector>
            <draw:connector draw:style-name="gr5" draw:text-style-name="P1" draw:layer="layout" draw:type="line" svg:x1="18.263cm" svg:y1="13.774cm" svg:x2="16.588cm" svg:y2="13.791cm" draw:start-shape="id15" draw:start-glue-point="9" draw:end-shape="id17" draw:end-glue-point="4" svg:d="m18263 13774-1675 17">
              <text:p/>
            </draw:connector>
            <draw:connector draw:style-name="gr5" draw:text-style-name="P1" draw:layer="layout" draw:type="line" svg:x1="21.404cm" svg:y1="9.713cm" svg:x2="25.416cm" svg:y2="9.695cm" draw:start-shape="id2" draw:start-glue-point="12" draw:end-shape="id9" draw:end-glue-point="5" svg:d="m21404 9713 4012-18">
              <text:p/>
            </draw:connector>
            <draw:connector draw:style-name="gr5" draw:text-style-name="P1" draw:layer="layout" draw:type="line" svg:x1="23.283cm" svg:y1="11.502cm" svg:x2="25.416cm" svg:y2="11.489cm" draw:start-shape="id11" draw:start-glue-point="11" draw:end-shape="id10" draw:end-glue-point="5" svg:d="m23283 11502 2133-13">
              <text:p/>
            </draw:connector>
            <draw:connector draw:style-name="gr5" draw:text-style-name="P1" draw:layer="layout" draw:type="line" svg:x1="21.406cm" svg:y1="9.013cm" svg:x2="25.416cm" svg:y2="9.018cm" draw:start-shape="id2" draw:start-glue-point="11" draw:end-shape="id8" draw:end-glue-point="5" svg:d="m21406 9013 4010 5">
              <text:p/>
            </draw:connector>
            <draw:connector draw:style-name="gr6" draw:text-style-name="P1" draw:layer="layout" draw:type="line" svg:x1="25.421cm" svg:y1="12.12cm" svg:x2="23.295cm" svg:y2="12.125cm" draw:start-shape="id10" draw:start-glue-point="7" draw:end-shape="id11" draw:end-glue-point="12" svg:d="m25421 12120-2126 5">
              <text:p/>
            </draw:connector>
            <draw:connector draw:style-name="gr5" draw:text-style-name="P1" draw:layer="layout" draw:type="line" svg:x1="23.295cm" svg:y1="12.642cm" svg:x2="25.416cm" svg:y2="12.644cm" draw:start-shape="id11" draw:start-glue-point="13" draw:end-shape="id12" draw:end-glue-point="5" svg:d="m23295 12642 2121 2">
              <text:p/>
            </draw:connector>
            <draw:connector draw:style-name="gr5" draw:text-style-name="P1" draw:layer="layout" draw:type="line" svg:x1="23.297cm" svg:y1="16.711cm" svg:x2="25.416cm" svg:y2="16.69cm" draw:start-shape="id20" draw:start-glue-point="11" draw:end-shape="id19" draw:end-glue-point="5" svg:d="m23297 16711 2119-21">
              <text:p/>
            </draw:connector>
            <draw:connector draw:style-name="gr5" draw:text-style-name="P1" draw:layer="layout" draw:type="line" svg:x1="18.567cm" svg:y1="14.636cm" svg:x2="25.416cm" svg:y2="14.645cm" draw:start-shape="id15" draw:start-glue-point="11" draw:end-shape="id18" draw:end-glue-point="5" svg:d="m18567 14636 6849 9">
              <text:p/>
            </draw:connector>
            <draw:connector draw:style-name="gr5" draw:text-style-name="P1" draw:layer="layout" draw:type="line" svg:x1="22.996cm" svg:y1="13.44cm" svg:x2="18.567cm" svg:y2="13.408cm" draw:start-shape="id11" draw:start-glue-point="16" draw:end-shape="id15" draw:end-glue-point="4" svg:d="m22996 13440-4429-32">
              <text:p/>
            </draw:connector>
            <draw:connector draw:style-name="gr5" draw:text-style-name="P1" draw:layer="layout" draw:type="line" svg:x1="22.996cm" svg:y1="12.336cm" svg:x2="18.567cm" svg:y2="12.29cm" draw:start-shape="id11" draw:start-glue-point="15" draw:end-shape="id14" draw:end-glue-point="4" svg:d="m22996 12336-4429-46">
              <text:p/>
            </draw:connector>
            <draw:connector draw:style-name="gr6" draw:text-style-name="P1" draw:layer="layout" draw:type="line" svg:x1="25.421cm" svg:y1="13.248cm" svg:x2="23.3cm" svg:y2="13.24cm" draw:start-shape="id12" draw:start-glue-point="7" draw:end-shape="id11" draw:end-glue-point="14" svg:d="m25421 13248-2121-8">
              <text:p/>
            </draw:connector>
            <draw:connector draw:style-name="gr6" draw:text-style-name="P1" draw:layer="layout" draw:type="line" svg:x1="25.421cm" svg:y1="17.114cm" svg:x2="23.3cm" svg:y2="17.119cm" draw:start-shape="id19" draw:start-glue-point="7" draw:end-shape="id20" draw:end-glue-point="12" svg:d="m25421 17114-2121 5">
              <text:p/>
            </draw:connector>
            <draw:connector draw:style-name="gr6" draw:text-style-name="P1" draw:layer="layout" draw:type="line" svg:x1="23.001cm" svg:y1="17.444cm" svg:x2="21.56cm" svg:y2="17.455cm" draw:start-shape="id20" draw:start-glue-point="7" draw:end-shape="id21" draw:end-glue-point="6" svg:d="m23001 17444-1441 11">
              <text:p/>
            </draw:connector>
            <draw:connector draw:style-name="gr6" draw:text-style-name="P1" draw:layer="layout" draw:type="line" svg:x1="21.119cm" svg:y1="17.79cm" svg:x2="15.543cm" svg:y2="17.781cm" draw:start-shape="id2" draw:start-glue-point="7" draw:end-shape="id6" draw:end-glue-point="10" svg:d="m21119 17790-5576-9">
              <text:p/>
            </draw:connector>
            <draw:connector draw:style-name="gr6" draw:text-style-name="P1" draw:layer="layout" draw:type="line" svg:x1="15.249cm" svg:y1="18.104cm" svg:x2="13.174cm" svg:y2="18.113cm" draw:start-shape="id6" draw:start-glue-point="7" draw:end-shape="id4" draw:end-glue-point="10" svg:d="m15249 18104-2075 9">
              <text:p/>
            </draw:connector>
            <draw:connector draw:style-name="gr7" draw:text-style-name="P1" draw:layer="layout" svg:x1="21.406cm" svg:y1="10.223cm" svg:x2="21.56cm" svg:y2="10.697cm" draw:start-shape="id2" draw:start-glue-point="13" draw:end-shape="id21" draw:end-glue-point="4" svg:d="m21406 10223h664v474h-510">
              <text:p/>
            </draw:connector>
            <draw:frame draw:style-name="gr4" draw:text-style-name="P3" draw:layer="layout" svg:width="2.995cm" svg:height="0.459cm" svg:x="16.374cm" svg:y="8.382cm">
              <draw:text-box>
                <text:p text:style-name="P1"><text:span text:style-name="T2">call (C2_ID,OP_ID, arg)</text:span></text:p>
              </draw:text-box>
            </draw:frame>
            <draw:frame draw:style-name="gr4" draw:text-style-name="P3" draw:layer="layout" svg:width="2.677cm" svg:height="0.459cm" svg:x="22.136cm" svg:y="8.669cm">
              <draw:text-box>
                <text:p text:style-name="P1"><text:span text:style-name="T2">write (ADDR, OP_ID)</text:span></text:p>
              </draw:text-box>
            </draw:frame>
            <draw:frame draw:style-name="gr4" draw:text-style-name="P3" draw:layer="layout" svg:width="2.233cm" svg:height="0.459cm" svg:x="22.159cm" svg:y="9.37cm">
              <draw:text-box>
                <text:p text:style-name="P1"><text:span text:style-name="T2">write (ADDR, arg)</text:span></text:p>
              </draw:text-box>
            </draw:frame>
            <draw:frame draw:style-name="gr4" draw:text-style-name="P3" draw:layer="layout" svg:width="0.692cm" svg:height="0.459cm" svg:x="22.131cm" svg:y="10.271cm">
              <draw:text-box>
                <text:p text:style-name="P1"><text:span text:style-name="T2">wait()</text:span></text:p>
              </draw:text-box>
            </draw:frame>
            <draw:frame draw:style-name="gr4" draw:text-style-name="P3" draw:layer="layout" svg:width="0.832cm" svg:height="0.459cm" svg:x="23.959cm" svg:y="11.17cm">
              <draw:text-box>
                <text:p text:style-name="P1"><text:span text:style-name="T2">read ()</text:span></text:p>
              </draw:text-box>
            </draw:frame>
            <draw:frame draw:style-name="gr4" draw:text-style-name="P3" draw:layer="layout" svg:width="0.832cm" svg:height="0.459cm" svg:x="23.959cm" svg:y="12.271cm">
              <draw:text-box>
                <text:p text:style-name="P1"><text:span text:style-name="T2">read ()</text:span></text:p>
              </draw:text-box>
            </draw:frame>
            <draw:frame draw:style-name="gr4" draw:text-style-name="P3" draw:layer="layout" svg:width="0.832cm" svg:height="0.459cm" svg:x="23.959cm" svg:y="16.372cm">
              <draw:text-box>
                <text:p text:style-name="P1"><text:span text:style-name="T2">read ()</text:span></text:p>
              </draw:text-box>
            </draw:frame>
            <draw:frame draw:style-name="gr4" draw:text-style-name="P3" draw:layer="layout" svg:width="2.157cm" svg:height="0.459cm" svg:x="18.741cm" svg:y="14.288cm">
              <draw:text-box>
                <text:p text:style-name="P1"><text:span text:style-name="T2">write (ADDR, ret)</text:span></text:p>
              </draw:text-box>
            </draw:frame>
            <draw:frame draw:style-name="gr4" draw:text-style-name="P3" draw:layer="layout" svg:width="1.814cm" svg:height="0.459cm" svg:x="23.602cm" svg:y="11.751cm">
              <draw:text-box>
                <text:p text:style-name="P1"><text:span text:style-name="T2">C3_ID, OP_ID</text:span></text:p>
              </draw:text-box>
            </draw:frame>
            <draw:connector draw:style-name="gr6" draw:text-style-name="P1" draw:layer="layout" draw:type="line" svg:x1="16.588cm" svg:y1="14.553cm" svg:x2="18.285cm" svg:y2="14.511cm" draw:start-shape="id17" draw:start-glue-point="6" draw:end-shape="id15" draw:end-glue-point="10" svg:d="m16588 14553 1697-42">
              <text:p/>
            </draw:connector>
            <draw:frame draw:style-name="gr4" draw:text-style-name="P3" draw:layer="layout" svg:width="1.065cm" svg:height="0.459cm" svg:x="16.903cm" svg:y="13.394cm">
              <draw:text-box>
                <text:p text:style-name="P1"><text:span text:style-name="T2">op1(arg)</text:span></text:p>
              </draw:text-box>
            </draw:frame>
            <draw:frame draw:style-name="gr4" draw:text-style-name="P5" draw:layer="layout" svg:width="0.684cm" svg:height="0.713cm" svg:x="22.09cm" svg:y="16.73cm">
              <draw:text-box>
                <text:p text:style-name="P4"><text:span text:style-name="T2">notify</text:span></text:p>
                <text:p text:style-name="P4"><text:span text:style-name="T2">(ret)</text:span></text:p>
              </draw:text-box>
            </draw:frame>
            <draw:frame draw:style-name="gr4" draw:text-style-name="P3" draw:layer="layout" svg:width="0.332cm" svg:height="0.459cm" svg:x="19.366cm" svg:y="17.431cm">
              <draw:text-box>
                <text:p text:style-name="P1"><text:span text:style-name="T2">ret</text:span></text:p>
              </draw:text-box>
            </draw:frame>
            <draw:frame draw:style-name="gr4" draw:text-style-name="P3" draw:layer="layout" svg:width="0.332cm" svg:height="0.459cm" svg:x="14.166cm" svg:y="17.732cm">
              <draw:text-box>
                <text:p text:style-name="P1"><text:span text:style-name="T2">ret</text:span></text:p>
              </draw:text-box>
            </draw:frame>
            <draw:frame draw:style-name="gr4" draw:text-style-name="P3" draw:layer="layout" svg:width="0.332cm" svg:height="0.459cm" svg:x="17.166cm" svg:y="14.133cm">
              <draw:text-box>
                <text:p text:style-name="P1"><text:span text:style-name="T2">ret</text:span></text:p>
              </draw:text-box>
            </draw:frame>
            <draw:frame draw:style-name="gr4" draw:text-style-name="P3" draw:layer="layout" svg:width="2.098cm" svg:height="0.459cm" svg:x="18.828cm" svg:y="11.871cm">
              <draw:text-box>
                <text:p text:style-name="P1"><text:span text:style-name="T2">dispatch(OP_ID)</text:span></text:p>
              </draw:text-box>
            </draw:frame>
            <draw:frame draw:style-name="gr4" draw:text-style-name="P3" draw:layer="layout" svg:width="1.653cm" svg:height="0.459cm" svg:x="19.05cm" svg:y="12.972cm">
              <draw:text-box>
                <text:p text:style-name="P1"><text:span text:style-name="T2">dispatch(arg)</text:span></text:p>
              </draw:text-box>
            </draw:frame>
            <draw:frame draw:style-name="gr4" draw:text-style-name="P3" draw:layer="layout" svg:width="0.408cm" svg:height="0.459cm" svg:x="24.17cm" svg:y="12.887cm">
              <draw:text-box>
                <text:p text:style-name="P1"><text:span text:style-name="T2">arg</text:span></text:p>
              </draw:text-box>
            </draw:frame>
            <draw:frame draw:style-name="gr4" draw:text-style-name="P3" draw:layer="layout" svg:width="0.332cm" svg:height="0.459cm" svg:x="23.986cm" svg:y="16.754cm">
              <draw:text-box>
                <text:p text:style-name="P1"><text:span text:style-name="T2">ret</text:span></text:p>
              </draw:text-box>
            </draw:frame>
            <draw:custom-shape draw:style-name="gr8" draw:text-style-name="P1" draw:layer="layout" svg:width="0.494cm" svg:height="0.298cm" svg:x="12.776cm" svg:y="18.432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1.183cm" svg:height="0.459cm" svg:x="20.677cm" svg:y="7.857cm">
              <draw:text-box>
                <text:p text:style-name="P1"><text:span text:style-name="T2">User flow</text:span></text:p>
              </draw:text-box>
            </draw:frame>
            <draw:frame draw:style-name="gr4" draw:text-style-name="P3" draw:layer="layout" svg:width="1.06cm" svg:height="0.459cm" svg:x="22.64cm" svg:y="7.877cm">
              <draw:text-box>
                <text:p text:style-name="P1"><text:span text:style-name="T2">ISR flow</text:span></text:p>
              </draw:text-box>
            </draw:frame>
            <draw:custom-shape draw:style-name="gr1" draw:text-style-name="P2" draw:id="id22" draw:layer="layout" svg:width="2.395cm" svg:height="0.754cm" svg:x="17.219cm" svg:y="9.059cm">
              <text:p text:style-name="P1"><text:span text:style-name="T1">SW_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23" draw:layer="layout" svg:width="2.395cm" svg:height="0.754cm" svg:x="17.635cm" svg:y="7.06cm">
              <text:p text:style-name="P1"><text:span text:style-name="T1">SW_Prox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" draw:text-style-name="P6" draw:layer="layout" svg:x1="18.416cm" svg:y1="9.813cm" svg:x2="18.415cm" svg:y2="10.575cm" draw:start-shape="id22" draw:start-glue-point="2" draw:end-shape="id13" draw:end-glue-point="0" svg:d="m18416 9813v381h-1v381">
              <text:p/>
            </draw:connector>
            <draw:connector draw:style-name="gr9" draw:text-style-name="P6" draw:layer="layout" svg:x1="17.635cm" svg:y1="7.437cm" svg:x2="16.852cm" svg:y2="7.437cm" draw:start-shape="id23" draw:start-glue-point="3" draw:end-shape="id5" draw:end-glue-point="1" svg:d="m17635 7437h-783">
              <text:p/>
            </draw:connector>
          </draw:g>
          <draw:g>
            <draw:custom-shape draw:style-name="gr1" draw:text-style-name="P2" draw:id="id24" draw:layer="layout" svg:width="2.911cm" svg:height="0.754cm" svg:x="30.651cm" svg:y="7.277cm">
              <text:p text:style-name="P1"><text:span text:style-name="T1">C2_HW_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32" draw:layer="layout" svg:width="2.911cm" svg:height="0.754cm" svg:x="34.84cm" svg:y="9.255cm">
              <text:p text:style-name="P1"><text:span text:style-name="T1">C3_HW_Prox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26" draw:layer="layout" svg:width="2.343cm" svg:height="0.754cm" svg:x="28.069cm" svg:y="7.277cm">
              <text:p text:style-name="P1"><text:span text:style-name="T1">ac_chann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30" draw:layer="layout" svg:width="1.205cm" svg:height="0.754cm" svg:x="33.435cm" svg:y="9.255cm">
              <text:p text:style-name="P1"><text:span text:style-name="T1">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id="id25" draw:layer="layout" svg:width="0.304cm" svg:height="10.032cm" svg:x="31.954cm" svg:y="8.512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draw:glue-point draw:id="9" svg:x="-4.868cm" svg:y="-1.623cm"/>
              <draw:glue-point draw:id="10" svg:x="-5.032cm" svg:y="-4.786cm"/>
              <draw:glue-point draw:id="11" svg:x="-5.328cm" svg:y="-4.024cm"/>
              <draw:glue-point draw:id="12" svg:x="-5.328cm" svg:y="-3.529cm"/>
              <draw:glue-point draw:id="13" svg:x="-5.032cm" svg:y="-3.092cm"/>
              <draw:glue-point draw:id="14" svg:x="-5.328cm" svg:y="2.619cm"/>
              <draw:glue-point draw:id="15" svg:x="-5.032cm" svg:y="3.338cm"/>
              <draw:glue-point draw:id="16" svg:x="5.328cm" svg:y="2.372cm"/>
              <draw:glue-point draw:id="17" svg:x="4.967cm" svg:y="-2.969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32.106cm" svg:y1="8.031cm" svg:x2="32.106cm" svg:y2="8.512cm" draw:start-shape="id24" draw:start-glue-point="2" draw:end-shape="id25" draw:end-glue-point="0" svg:d="m32106 8031v481">
              <text:p/>
            </draw:connector>
            <draw:custom-shape draw:style-name="gr2" draw:text-style-name="P1" draw:id="id27" draw:layer="layout" svg:width="0.304cm" svg:height="0.766cm" svg:x="29.088cm" svg:y="8.734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1" draw:layer="layout" svg:x1="29.24cm" svg:y1="8.031cm" svg:x2="29.24cm" svg:y2="8.734cm" draw:start-shape="id26" draw:start-glue-point="2" draw:end-shape="id27" draw:end-glue-point="0" svg:d="m29240 8031v703">
              <text:p/>
            </draw:connector>
            <draw:custom-shape draw:style-name="gr2" draw:text-style-name="P1" draw:id="id28" draw:layer="layout" svg:width="0.304cm" svg:height="0.416cm" svg:x="29.088cm" svg:y="10.01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1" draw:layer="layout" svg:x1="29.24cm" svg:y1="9.5cm" svg:x2="29.24cm" svg:y2="10.01cm" draw:start-shape="id27" draw:start-glue-point="2" draw:end-shape="id28" draw:end-glue-point="0" svg:d="m29240 9500v510">
              <text:p/>
            </draw:connector>
            <draw:connector draw:style-name="gr3" draw:text-style-name="P1" draw:layer="layout" svg:x1="29.24cm" svg:y1="10.426cm" svg:x2="29.24cm" svg:y2="10.925cm" draw:start-shape="id28" draw:start-glue-point="2" draw:end-shape="id29" draw:end-glue-point="0" svg:d="m29240 10426v499">
              <text:p/>
            </draw:connector>
            <draw:custom-shape draw:style-name="gr2" draw:text-style-name="P1" draw:id="id31" draw:layer="layout" svg:width="0.304cm" svg:height="5.379cm" svg:x="33.885cm" svg:y="10.532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draw:glue-point draw:id="9" svg:x="4.802cm" svg:y="-4.666cm"/>
              <draw:glue-point draw:id="10" svg:x="4.901cm" svg:y="4.749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1" draw:layer="layout" svg:x1="34.037cm" svg:y1="10.009cm" svg:x2="34.037cm" svg:y2="10.532cm" draw:start-shape="id30" draw:start-glue-point="2" draw:end-shape="id31" draw:end-glue-point="0" svg:d="m34037 10009v523">
              <text:p/>
            </draw:connector>
            <draw:custom-shape draw:style-name="gr2" draw:text-style-name="P1" draw:id="id33" draw:layer="layout" svg:width="0.304cm" svg:height="5.092cm" svg:x="36.143cm" svg:y="10.692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draw:glue-point draw:id="9" svg:x="-5.131cm" svg:y="-4.465cm"/>
              <draw:glue-point draw:id="10" svg:x="-5.328cm" svg:y="-3.32cm"/>
              <draw:glue-point draw:id="11" svg:x="-5.328cm" svg:y="-2.058cm"/>
              <draw:glue-point draw:id="12" svg:x="-4.868cm" svg:y="4.245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1" draw:layer="layout" svg:x1="36.295cm" svg:y1="10.009cm" svg:x2="36.295cm" svg:y2="10.692cm" draw:start-shape="id32" draw:end-shape="id33" draw:end-glue-point="0" svg:d="m36295 10009v683">
              <text:p/>
            </draw:connector>
            <draw:custom-shape draw:style-name="gr2" draw:text-style-name="P1" draw:id="id29" draw:layer="layout" svg:width="0.304cm" svg:height="0.425cm" svg:x="29.088cm" svg:y="10.925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9.24cm" svg:y1="11.35cm" svg:x2="29.24cm" svg:y2="11.551cm" draw:start-shape="id29" draw:start-glue-point="2" draw:end-shape="id34" draw:end-glue-point="0" svg:d="m29240 11350v201">
              <text:p/>
            </draw:connector>
            <draw:custom-shape draw:style-name="gr2" draw:text-style-name="P1" draw:id="id34" draw:layer="layout" svg:width="0.304cm" svg:height="0.425cm" svg:x="29.088cm" svg:y="11.551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9.24cm" svg:y1="11.976cm" svg:x2="29.24cm" svg:y2="12.173cm" draw:start-shape="id34" draw:start-glue-point="2" draw:end-shape="id35" draw:end-glue-point="0" svg:d="m29240 11976v197">
              <text:p/>
            </draw:connector>
            <draw:custom-shape draw:style-name="gr2" draw:text-style-name="P1" draw:id="id35" draw:layer="layout" svg:width="0.304cm" svg:height="3.21cm" svg:x="29.088cm" svg:y="12.173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9.24cm" svg:y1="15.383cm" svg:x2="29.24cm" svg:y2="16.15cm" draw:start-shape="id35" draw:start-glue-point="2" draw:end-shape="id36" draw:end-glue-point="0" svg:d="m29240 15383v767">
              <text:p/>
            </draw:connector>
            <draw:custom-shape draw:style-name="gr2" draw:text-style-name="P1" draw:id="id36" draw:layer="layout" svg:width="0.304cm" svg:height="0.425cm" svg:x="29.088cm" svg:y="16.15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29.24cm" svg:y1="16.575cm" svg:x2="29.24cm" svg:y2="16.866cm" draw:start-shape="id36" draw:start-glue-point="2" draw:end-shape="id37" draw:end-glue-point="0" svg:d="m29240 16575v291">
              <text:p/>
            </draw:connector>
            <draw:custom-shape draw:style-name="gr2" draw:text-style-name="P1" draw:id="id37" draw:layer="layout" svg:width="0.304cm" svg:height="1.701cm" svg:x="29.088cm" svg:y="16.866cm">
              <draw:glue-point draw:id="4" svg:x="5.197cm" svg:y="-4.989cm"/>
              <draw:glue-point draw:id="5" svg:x="-5.098cm" svg:y="-5.034cm"/>
              <draw:glue-point draw:id="6" svg:x="5.328cm" svg:y="4.996cm"/>
              <draw:glue-point draw:id="7" svg:x="-4.868cm" svg:y="4.996cm"/>
              <draw:glue-point draw:id="8" svg:x="-0.493cm" svg:y="-1.081cm"/>
              <text:p/>
              <draw:enhanced-geometry svg:viewBox="0 0 21600 21600" draw:type="rectangle" draw:enhanced-path="M 0 0 L 21600 0 21600 21600 0 21600 0 0 Z N"/>
            </draw:custom-shape>
            <draw:connector draw:style-name="gr3" draw:text-style-name="P1" draw:layer="layout" svg:x1="34.037cm" svg:y1="15.911cm" svg:x2="34.037cm" svg:y2="18.604cm" draw:start-shape="id31" draw:start-glue-point="2" svg:d="m34037 15911v2693">
              <text:p/>
            </draw:connector>
            <draw:connector draw:style-name="gr3" draw:text-style-name="P1" draw:layer="layout" svg:x1="36.295cm" svg:y1="15.784cm" svg:x2="36.295cm" svg:y2="18.605cm" draw:start-shape="id33" draw:start-glue-point="2" svg:d="m36295 15784v2821">
              <text:p/>
            </draw:connector>
            <draw:connector draw:style-name="gr5" draw:text-style-name="P1" draw:layer="layout" draw:type="line" svg:x1="31.954cm" svg:y1="8.727cm" svg:x2="29.392cm" svg:y2="8.735cm" draw:start-shape="id25" draw:start-glue-point="10" draw:end-shape="id27" draw:end-glue-point="4" svg:d="m31954 8727-2562 8">
              <text:p/>
            </draw:connector>
            <draw:connector draw:style-name="gr6" draw:text-style-name="P1" draw:layer="layout" draw:type="line" svg:x1="29.392cm" svg:y1="9.499cm" svg:x2="31.954cm" svg:y2="9.492cm" draw:start-shape="id27" draw:start-glue-point="6" draw:end-shape="id25" draw:end-glue-point="11" svg:d="m29392 9499 2562-7">
              <text:p/>
            </draw:connector>
            <draw:connector draw:style-name="gr5" draw:text-style-name="P1" draw:layer="layout" draw:type="line" svg:x1="31.954cm" svg:y1="9.988cm" svg:x2="29.392cm" svg:y2="10.011cm" draw:start-shape="id25" draw:start-glue-point="12" draw:end-shape="id28" draw:end-glue-point="4" svg:d="m31954 9988-2562 23">
              <text:p/>
            </draw:connector>
            <draw:connector draw:style-name="gr5" draw:text-style-name="P1" draw:layer="layout" draw:type="line" svg:x1="31.954cm" svg:y1="16.155cm" svg:x2="29.392cm" svg:y2="16.15cm" draw:start-shape="id25" draw:start-glue-point="14" draw:end-shape="id36" draw:end-glue-point="4" svg:d="m31954 16155-2562-5">
              <text:p/>
            </draw:connector>
            <draw:connector draw:style-name="gr5" draw:text-style-name="P1" draw:layer="layout" draw:type="line" svg:x1="31.954cm" svg:y1="16.876cm" svg:x2="29.392cm" svg:y2="16.868cm" draw:start-shape="id25" draw:start-glue-point="15" draw:end-shape="id37" draw:end-glue-point="4" svg:d="m31954 16876-2562-8">
              <text:p/>
            </draw:connector>
            <draw:connector draw:style-name="gr5" draw:text-style-name="P1" draw:layer="layout" draw:type="line" svg:x1="34.182cm" svg:y1="10.712cm" svg:x2="36.143cm" svg:y2="10.692cm" draw:start-shape="id31" draw:start-glue-point="9" draw:end-shape="id33" draw:end-glue-point="5" svg:d="m34182 10712 1961-20">
              <text:p/>
            </draw:connector>
            <draw:connector draw:style-name="gr5" draw:text-style-name="P1" draw:layer="layout" draw:type="line" svg:x1="36.143cm" svg:y1="10.965cm" svg:x2="29.392cm" svg:y2="10.925cm" draw:start-shape="id33" draw:start-glue-point="9" draw:end-shape="id29" draw:end-glue-point="4" svg:d="m36143 10965-6751-40">
              <text:p/>
            </draw:connector>
            <draw:connector draw:style-name="gr5" draw:text-style-name="P1" draw:layer="layout" draw:type="line" svg:x1="36.143cm" svg:y1="11.548cm" svg:x2="29.392cm" svg:y2="11.551cm" draw:start-shape="id33" draw:start-glue-point="10" draw:end-shape="id34" draw:end-glue-point="4" svg:d="m36143 11548-6751 3">
              <text:p/>
            </draw:connector>
            <draw:connector draw:style-name="gr5" draw:text-style-name="P1" draw:layer="layout" draw:type="line" svg:x1="36.143cm" svg:y1="12.191cm" svg:x2="29.392cm" svg:y2="12.177cm" draw:start-shape="id33" draw:start-glue-point="11" draw:end-shape="id35" draw:end-glue-point="4" svg:d="m36143 12191-6751-14">
              <text:p/>
            </draw:connector>
            <draw:connector draw:style-name="gr5" draw:text-style-name="P1" draw:layer="layout" draw:type="line" svg:x1="32.256cm" svg:y1="10.55cm" svg:x2="33.885cm" svg:y2="10.532cm" draw:start-shape="id25" draw:start-glue-point="17" draw:end-shape="id31" draw:end-glue-point="5" svg:d="m32256 10550 1629-18">
              <text:p/>
            </draw:connector>
            <draw:connector draw:style-name="gr6" draw:text-style-name="P1" draw:layer="layout" draw:type="line" svg:x1="29.392cm" svg:y1="10.425cm" svg:x2="31.954cm" svg:y2="10.427cm" draw:start-shape="id28" draw:start-glue-point="6" draw:end-shape="id25" draw:end-glue-point="13" svg:d="m29392 10425 2562 2">
              <text:p/>
            </draw:connector>
            <draw:connector draw:style-name="gr6" draw:text-style-name="P1" draw:layer="layout" draw:type="line" svg:x1="29.392cm" svg:y1="15.381cm" svg:x2="36.148cm" svg:y2="15.399cm" draw:start-shape="id35" draw:start-glue-point="6" draw:end-shape="id33" draw:end-glue-point="12" svg:d="m29392 15381 6756 18">
              <text:p/>
            </draw:connector>
            <draw:connector draw:style-name="gr6" draw:text-style-name="P1" draw:layer="layout" draw:type="line" svg:x1="36.148cm" svg:y1="15.781cm" svg:x2="34.185cm" svg:y2="15.775cm" draw:start-shape="id33" draw:start-glue-point="7" draw:end-shape="id31" draw:end-glue-point="10" svg:d="m36148 15781-1963-6">
              <text:p/>
            </draw:connector>
            <draw:connector draw:style-name="gr6" draw:text-style-name="P1" draw:layer="layout" draw:type="line" svg:x1="33.89cm" svg:y1="15.908cm" svg:x2="32.258cm" svg:y2="15.907cm" draw:start-shape="id31" draw:start-glue-point="7" draw:end-shape="id25" draw:end-glue-point="16" svg:d="m33890 15908-1632-1">
              <text:p/>
            </draw:connector>
            <draw:connector draw:style-name="gr10" draw:text-style-name="P1" draw:layer="layout" draw:type="line" svg:x1="34.363cm" svg:y1="8.518cm" svg:x2="32.258cm" svg:y2="8.524cm" draw:end-shape="id25" draw:end-glue-point="4" svg:d="m34363 8518-2105 6">
              <text:p/>
            </draw:connector>
            <draw:frame draw:style-name="gr4" draw:text-style-name="P3" draw:layer="layout" svg:width="0.832cm" svg:height="0.459cm" svg:x="30.142cm" svg:y="8.374cm">
              <draw:text-box>
                <text:p text:style-name="P1"><text:span text:style-name="T2">read ()</text:span></text:p>
              </draw:text-box>
            </draw:frame>
            <draw:frame draw:style-name="gr4" draw:text-style-name="P3" draw:layer="layout" svg:width="0.853cm" svg:height="0.459cm" svg:x="30.107cm" svg:y="9.155cm">
              <draw:text-box>
                <text:p text:style-name="P1"><text:span text:style-name="T2">OP_ID</text:span></text:p>
              </draw:text-box>
            </draw:frame>
            <draw:frame draw:style-name="gr4" draw:text-style-name="P3" draw:layer="layout" svg:width="0.832cm" svg:height="0.459cm" svg:x="30.175cm" svg:y="9.658cm">
              <draw:text-box>
                <text:p text:style-name="P1"><text:span text:style-name="T2">read ()</text:span></text:p>
              </draw:text-box>
            </draw:frame>
            <draw:frame draw:style-name="gr4" draw:text-style-name="P3" draw:layer="layout" svg:width="0.408cm" svg:height="0.459cm" svg:x="30.107cm" svg:y="10.069cm">
              <draw:text-box>
                <text:p text:style-name="P1"><text:span text:style-name="T2">arg</text:span></text:p>
              </draw:text-box>
            </draw:frame>
            <draw:frame draw:style-name="gr4" draw:text-style-name="P3" draw:layer="layout" svg:width="2.885cm" svg:height="0.459cm" svg:x="34.428cm" svg:y="8.329cm">
              <draw:text-box>
                <text:p text:style-name="P1"><text:span text:style-name="T2">dispatch(ac_channel&amp;)</text:span></text:p>
              </draw:text-box>
            </draw:frame>
            <draw:frame draw:style-name="gr4" draw:text-style-name="P3" draw:layer="layout" svg:width="1.065cm" svg:height="0.459cm" svg:x="32.376cm" svg:y="10.172cm">
              <draw:text-box>
                <text:p text:style-name="P1"><text:span text:style-name="T2">op0(arg)</text:span></text:p>
              </draw:text-box>
            </draw:frame>
            <draw:frame draw:style-name="gr4" draw:text-style-name="P3" draw:layer="layout" svg:width="1.065cm" svg:height="0.459cm" svg:x="34.565cm" svg:y="10.331cm">
              <draw:text-box>
                <text:p text:style-name="P1"><text:span text:style-name="T2">op1(arg)</text:span></text:p>
              </draw:text-box>
            </draw:frame>
            <draw:frame draw:style-name="gr4" draw:text-style-name="P3" draw:layer="layout" svg:width="2.677cm" svg:height="0.459cm" svg:x="29.699cm" svg:y="10.58cm">
              <draw:text-box>
                <text:p text:style-name="P1"><text:span text:style-name="T2">write (ADDR, OP_ID)</text:span></text:p>
              </draw:text-box>
            </draw:frame>
            <draw:frame draw:style-name="gr4" draw:text-style-name="P3" draw:layer="layout" svg:width="2.233cm" svg:height="0.459cm" svg:x="29.699cm" svg:y="11.181cm">
              <draw:text-box>
                <text:p text:style-name="P1"><text:span text:style-name="T2">write (ADDR, arg)</text:span></text:p>
              </draw:text-box>
            </draw:frame>
            <draw:frame draw:style-name="gr4" draw:text-style-name="P3" draw:layer="layout" svg:width="0.832cm" svg:height="0.459cm" svg:x="30.407cm" svg:y="11.825cm">
              <draw:text-box>
                <text:p text:style-name="P1"><text:span text:style-name="T2">read ()</text:span></text:p>
              </draw:text-box>
            </draw:frame>
            <draw:frame draw:style-name="gr4" draw:text-style-name="P3" draw:layer="layout" svg:width="0.332cm" svg:height="0.459cm" svg:x="30.562cm" svg:y="15.043cm">
              <draw:text-box>
                <text:p text:style-name="P1"><text:span text:style-name="T2">ret</text:span></text:p>
              </draw:text-box>
            </draw:frame>
            <draw:frame draw:style-name="gr4" draw:text-style-name="P3" draw:layer="layout" svg:width="0.332cm" svg:height="0.459cm" svg:x="35.324cm" svg:y="15.437cm">
              <draw:text-box>
                <text:p text:style-name="P1"><text:span text:style-name="T2">ret</text:span></text:p>
              </draw:text-box>
            </draw:frame>
            <draw:frame draw:style-name="gr4" draw:text-style-name="P3" draw:layer="layout" svg:width="0.332cm" svg:height="0.459cm" svg:x="33.026cm" svg:y="15.529cm">
              <draw:text-box>
                <text:p text:style-name="P1"><text:span text:style-name="T2">ret</text:span></text:p>
              </draw:text-box>
            </draw:frame>
            <draw:frame draw:style-name="gr4" draw:text-style-name="P3" draw:layer="layout" svg:width="2.157cm" svg:height="0.459cm" svg:x="29.692cm" svg:y="15.761cm">
              <draw:text-box>
                <text:p text:style-name="P1"><text:span text:style-name="T2">write (ADDR, ret)</text:span></text:p>
              </draw:text-box>
            </draw:frame>
            <draw:frame draw:style-name="gr4" draw:text-style-name="P3" draw:layer="layout" svg:width="0.832cm" svg:height="0.459cm" svg:x="30.317cm" svg:y="16.48cm">
              <draw:text-box>
                <text:p text:style-name="P1"><text:span text:style-name="T2">read ()</text:span></text:p>
              </draw:text-box>
            </draw:frame>
            <draw:custom-shape draw:style-name="gr8" draw:text-style-name="P1" draw:layer="layout" svg:width="0.494cm" svg:height="0.298cm" svg:x="28.976cm" svg:y="18.33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494cm" svg:height="0.298cm" svg:x="31.876cm" svg:y="18.33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2" draw:id="id38" draw:layer="layout" svg:width="2.395cm" svg:height="0.754cm" svg:x="34.339cm" svg:y="7.277cm">
              <text:p text:style-name="P1"><text:span text:style-name="T1">HW_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id="id39" draw:layer="layout" svg:width="2.395cm" svg:height="0.754cm" svg:x="36.926cm" svg:y="7.277cm">
              <text:p text:style-name="P1"><text:span text:style-name="T1">HW_Prox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" draw:text-style-name="P6" draw:layer="layout" svg:x1="34.339cm" svg:y1="7.654cm" svg:x2="33.562cm" svg:y2="7.654cm" draw:start-shape="id38" draw:start-glue-point="3" draw:end-shape="id24" draw:end-glue-point="1" svg:d="m34339 7654h-777">
              <text:p/>
            </draw:connector>
            <draw:connector draw:style-name="gr9" draw:text-style-name="P6" draw:layer="layout" draw:line-skew="0cm -0.147cm" svg:x1="38.123cm" svg:y1="8.031cm" svg:x2="37.751cm" svg:y2="9.632cm" draw:start-shape="id39" draw:start-glue-point="2" draw:end-shape="id32" draw:end-glue-point="1" svg:d="m38123 8031v612h5v989h-377">
              <text:p/>
            </draw:connector>
          </draw:g>
          <draw:custom-shape draw:style-name="gr11" draw:text-style-name="P1" draw:layer="layout" svg:width="9.321cm" svg:height="1.13cm" draw:transform="rotate (1.5707963267946) translate (26.806cm 17.748cm)">
            <text:p text:style-name="P1"><text:span text:style-name="T1">RTSNoC </text:span>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25.749cm" svg:y1="9.414cm" svg:x2="26.784cm" svg:y2="9.414cm">
            <text:p/>
          </draw:line>
          <draw:line draw:style-name="gr12" draw:text-style-name="P1" draw:layer="layout" svg:x1="25.761cm" svg:y1="10.103cm" svg:x2="26.796cm" svg:y2="10.103cm">
            <text:p/>
          </draw:line>
          <draw:line draw:style-name="gr12" draw:text-style-name="P1" draw:layer="layout" svg:x1="25.762cm" svg:y1="12.003cm" svg:x2="26.797cm" svg:y2="12.003cm">
            <text:p/>
          </draw:line>
          <draw:line draw:style-name="gr12" draw:text-style-name="P1" draw:layer="layout" svg:x1="25.763cm" svg:y1="13.103cm" svg:x2="26.798cm" svg:y2="13.103cm">
            <text:p/>
          </draw:line>
          <draw:line draw:style-name="gr12" draw:text-style-name="P1" draw:layer="layout" svg:x1="25.764cm" svg:y1="15.003cm" svg:x2="26.799cm" svg:y2="15.003cm">
            <text:p/>
          </draw:line>
          <draw:line draw:style-name="gr12" draw:text-style-name="P1" draw:layer="layout" svg:x1="25.765cm" svg:y1="17.049cm" svg:x2="26.8cm" svg:y2="17.049cm">
            <text:p/>
          </draw:line>
          <draw:line draw:style-name="gr12" draw:text-style-name="P1" draw:layer="layout" svg:x1="27.946cm" svg:y1="9.414cm" svg:x2="29.085cm" svg:y2="9.414cm">
            <text:p/>
          </draw:line>
          <draw:line draw:style-name="gr12" draw:text-style-name="P1" draw:layer="layout" svg:x1="27.947cm" svg:y1="10.344cm" svg:x2="29.086cm" svg:y2="10.344cm">
            <text:p/>
          </draw:line>
          <draw:line draw:style-name="gr12" draw:text-style-name="P1" draw:layer="layout" svg:x1="27.948cm" svg:y1="11.344cm" svg:x2="29.087cm" svg:y2="11.344cm">
            <text:p/>
          </draw:line>
          <draw:line draw:style-name="gr12" draw:text-style-name="P1" draw:layer="layout" svg:x1="27.949cm" svg:y1="11.944cm" svg:x2="29.088cm" svg:y2="11.944cm">
            <text:p/>
          </draw:line>
          <draw:line draw:style-name="gr12" draw:text-style-name="P1" draw:layer="layout" svg:x1="27.95cm" svg:y1="15.314cm" svg:x2="29.089cm" svg:y2="15.314cm">
            <text:p/>
          </draw:line>
          <draw:line draw:style-name="gr12" draw:text-style-name="P1" draw:layer="layout" svg:x1="27.941cm" svg:y1="16.544cm" svg:x2="29.08cm" svg:y2="16.544cm">
            <text:p/>
          </draw:line>
          <draw:frame draw:style-name="gr4" draw:text-style-name="P3" draw:layer="layout" svg:width="0.798cm" svg:height="0.459cm" svg:x="25.943cm" svg:y="9.048cm">
            <draw:text-box>
              <text:p text:style-name="P1"><text:span text:style-name="T2">pkt0-&gt;</text:span></text:p>
            </draw:text-box>
          </draw:frame>
          <draw:frame draw:style-name="gr4" draw:text-style-name="P3" draw:layer="layout" svg:width="0.798cm" svg:height="0.459cm" svg:x="27.919cm" svg:y="9.071cm">
            <draw:text-box>
              <text:p text:style-name="P1"><text:span text:style-name="T2">pkt0-&gt;</text:span></text:p>
            </draw:text-box>
          </draw:frame>
          <draw:frame draw:style-name="gr4" draw:text-style-name="P3" draw:layer="layout" svg:width="0.798cm" svg:height="0.459cm" svg:x="25.943cm" svg:y="9.736cm">
            <draw:text-box>
              <text:p text:style-name="P1"><text:span text:style-name="T2">pkt1-&gt;</text:span></text:p>
            </draw:text-box>
          </draw:frame>
          <draw:frame draw:style-name="gr4" draw:text-style-name="P3" draw:layer="layout" svg:width="0.798cm" svg:height="0.459cm" svg:x="27.919cm" svg:y="9.986cm">
            <draw:text-box>
              <text:p text:style-name="P1"><text:span text:style-name="T2">pkt1-&gt;</text:span></text:p>
            </draw:text-box>
          </draw:frame>
          <draw:frame draw:style-name="gr4" draw:text-style-name="P3" draw:layer="layout" svg:width="0.798cm" svg:height="0.459cm" svg:x="27.919cm" svg:y="10.942cm">
            <draw:text-box>
              <text:p text:style-name="P1"><text:span text:style-name="T2">&lt;-pkt2</text:span></text:p>
            </draw:text-box>
          </draw:frame>
          <draw:frame draw:style-name="gr4" draw:text-style-name="P3" draw:layer="layout" svg:width="0.798cm" svg:height="0.459cm" svg:x="25.943cm" svg:y="11.648cm">
            <draw:text-box>
              <text:p text:style-name="P1"><text:span text:style-name="T2">&lt;-pkt2</text:span></text:p>
            </draw:text-box>
          </draw:frame>
          <draw:frame draw:style-name="gr4" draw:text-style-name="P3" draw:layer="layout" svg:width="0.798cm" svg:height="0.459cm" svg:x="27.919cm" svg:y="11.566cm">
            <draw:text-box>
              <text:p text:style-name="P1"><text:span text:style-name="T2">&lt;-pkt3</text:span></text:p>
            </draw:text-box>
          </draw:frame>
          <draw:frame draw:style-name="gr4" draw:text-style-name="P3" draw:layer="layout" svg:width="0.798cm" svg:height="0.459cm" svg:x="25.943cm" svg:y="12.739cm">
            <draw:text-box>
              <text:p text:style-name="P1"><text:span text:style-name="T2">&lt;-pkt3</text:span></text:p>
            </draw:text-box>
          </draw:frame>
          <draw:frame draw:style-name="gr4" draw:text-style-name="P3" draw:layer="layout" svg:width="0.798cm" svg:height="0.459cm" svg:x="25.943cm" svg:y="14.585cm">
            <draw:text-box>
              <text:p text:style-name="P1"><text:span text:style-name="T2">pkt4-&gt;</text:span></text:p>
            </draw:text-box>
          </draw:frame>
          <draw:frame draw:style-name="gr4" draw:text-style-name="P3" draw:layer="layout" svg:width="0.798cm" svg:height="0.459cm" svg:x="27.919cm" svg:y="14.972cm">
            <draw:text-box>
              <text:p text:style-name="P1"><text:span text:style-name="T2">pkt4-&gt;</text:span></text:p>
            </draw:text-box>
          </draw:frame>
          <draw:frame draw:style-name="gr13" draw:text-style-name="P3" draw:layer="layout" svg:width="0.798cm" svg:height="0.933cm" svg:x="27.919cm" svg:y="16.158cm">
            <draw:text-box>
              <text:p text:style-name="P1"><text:span text:style-name="T2">&lt;-pkt5</text:span></text:p>
            </draw:text-box>
          </draw:frame>
          <draw:frame draw:style-name="gr14" draw:text-style-name="P3" draw:layer="layout" svg:width="0.798cm" svg:height="0.504cm" svg:x="25.943cm" svg:y="16.659cm">
            <draw:text-box>
              <text:p text:style-name="P1"><text:span text:style-name="T2">&lt;-pkt5</text:span></text:p>
            </draw:text-box>
          </draw:frame>
          <draw:line draw:style-name="gr12" draw:text-style-name="P1" draw:layer="layout" svg:x1="23.306cm" svg:y1="11.126cm" svg:x2="26.806cm" svg:y2="11.126cm">
            <text:p/>
          </draw:line>
          <draw:line draw:style-name="gr12" draw:text-style-name="P1" draw:layer="layout" svg:x1="23.326cm" svg:y1="16.358cm" svg:x2="26.826cm" svg:y2="16.358cm">
            <text:p/>
          </draw:line>
          <draw:frame draw:style-name="gr4" draw:text-style-name="P3" draw:layer="layout" svg:width="1.297cm" svg:height="0.459cm" svg:x="25.495cm" svg:y="10.749cm">
            <draw:text-box>
              <text:p text:style-name="P1"><text:span text:style-name="T2">&lt;-interrupt</text:span></text:p>
            </draw:text-box>
          </draw:frame>
          <draw:frame draw:style-name="gr4" draw:text-style-name="P3" draw:layer="layout" svg:width="1.297cm" svg:height="0.459cm" svg:x="25.47cm" svg:y="16.038cm">
            <draw:text-box>
              <text:p text:style-name="P1"><text:span text:style-name="T2">&lt;-interrup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357 1440" svg:d="m703 300-500 1001h1001zm-1204 139 703-1440v0l654 144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9-21T12:40:17</dc:date>
    <meta:editing-duration>PT36H15M54S</meta:editing-duration>
    <meta:editing-cycles>162</meta:editing-cycles>
    <meta:generator>OpenOffice.org/3.1$Unix OpenOffice.org_project/310m19$Build-9420</meta:generator>
    <meta:print-date>2011-08-20T15:00:02</meta:print-date>
    <dc:creator>Tiago Mück</dc:creator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